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(Utiliser une police de caractè" svg:font-family="'(Utiliser une police de caractè', 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 style:writing-mode="lr-tb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 style:writing-mode="lr-tb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" style:family="table">
      <style:table-properties style:width="17.388cm" fo:margin-left="-0.199cm" table:align="left" style:writing-mode="lr-tb"/>
    </style:style>
    <style:style style:name="Tableau1.A" style:family="table-column">
      <style:table-column-properties style:column-width="2.635cm"/>
    </style:style>
    <style:style style:name="Tableau1.C" style:family="table-column">
      <style:table-column-properties style:column-width="3.016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2.91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top" fo:padding-left="0.191cm" fo:padding-right="0.191cm" fo:padding-top="0.3cm" fo:padding-bottom="0.3cm" fo:border-left="0.5pt solid #000000" fo:border-right="none" fo:border-top="0.5pt solid #000000" fo:border-bottom="0.5pt solid #000000" style:writing-mode="lr-tb"/>
    </style:style>
    <style:style style:name="Tableau1.G1" style:family="table-cell">
      <style:table-cell-properties style:vertical-align="top" fo:padding-left="0.191cm" fo:padding-right="0.191cm" fo:padding-top="0.3cm" fo:padding-bottom="0.3cm" fo:border="0.5pt solid #000000" style:writing-mode="lr-tb"/>
    </style:style>
    <style:style style:name="Tableau1.2" style:family="table-row">
      <style:table-row-properties fo:keep-together="auto"/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fo:keep-together="auto"/>
    </style:style>
    <style:style style:name="Tableau2" style:family="table">
      <style:table-properties style:width="17.388cm" fo:margin-left="-0.199cm" table:align="left" style:writing-mode="lr-tb"/>
    </style:style>
    <style:style style:name="Tableau2.A" style:family="table-column">
      <style:table-column-properties style:column-width="2.635cm"/>
    </style:style>
    <style:style style:name="Tableau2.C" style:family="table-column">
      <style:table-column-properties style:column-width="3.016cm"/>
    </style:style>
    <style:style style:name="Tableau2.E" style:family="table-column">
      <style:table-column-properties style:column-width="1.588cm"/>
    </style:style>
    <style:style style:name="Tableau2.G" style:family="table-column">
      <style:table-column-properties style:column-width="2.9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.3cm" fo:padding-bottom="0.3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91cm" fo:padding-right="0.191cm" fo:padding-top="0.3cm" fo:padding-bottom="0.3cm" fo:border="0.5pt solid #000000" style:writing-mode="lr-tb"/>
    </style:style>
    <style:style style:name="Tableau3" style:family="table">
      <style:table-properties style:width="17.388cm" fo:margin-left="-0.199cm" table:align="left" style:writing-mode="lr-tb"/>
    </style:style>
    <style:style style:name="Tableau3.A" style:family="table-column">
      <style:table-column-properties style:column-width="2.635cm"/>
    </style:style>
    <style:style style:name="Tableau3.C" style:family="table-column">
      <style:table-column-properties style:column-width="3.016cm"/>
    </style:style>
    <style:style style:name="Tableau3.E" style:family="table-column">
      <style:table-column-properties style:column-width="1.588cm"/>
    </style:style>
    <style:style style:name="Tableau3.G" style:family="table-column">
      <style:table-column-properties style:column-width="2.9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.3cm" fo:padding-bottom="0.3cm" fo:border-left="0.5pt solid #000000" fo:border-right="none" fo:border-top="0.5pt solid #000000" fo:border-bottom="0.5pt solid #000000" style:writing-mode="lr-tb"/>
    </style:style>
    <style:style style:name="Tableau3.G1" style:family="table-cell">
      <style:table-cell-properties style:vertical-align="top" fo:padding-left="0.191cm" fo:padding-right="0.191cm" fo:padding-top="0.3cm" fo:padding-bottom="0.3cm" fo:border="0.5pt solid #000000" style:writing-mode="lr-tb"/>
    </style:style>
    <style:style style:name="Tableau5" style:family="table">
      <style:table-properties style:width="17.388cm" fo:margin-left="-0.199cm" table:align="left" style:writing-mode="lr-tb"/>
    </style:style>
    <style:style style:name="Tableau5.A" style:family="table-column">
      <style:table-column-properties style:column-width="2.635cm"/>
    </style:style>
    <style:style style:name="Tableau5.C" style:family="table-column">
      <style:table-column-properties style:column-width="3.016cm"/>
    </style:style>
    <style:style style:name="Tableau5.E" style:family="table-column">
      <style:table-column-properties style:column-width="1.588cm"/>
    </style:style>
    <style:style style:name="Tableau5.G" style:family="table-column">
      <style:table-column-properties style:column-width="2.91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.3cm" fo:padding-bottom="0.3cm" fo:border-left="0.5pt solid #000000" fo:border-right="none" fo:border-top="0.5pt solid #000000" fo:border-bottom="0.5pt solid #000000" style:writing-mode="lr-tb"/>
    </style:style>
    <style:style style:name="Tableau5.G1" style:family="table-cell">
      <style:table-cell-properties style:vertical-align="top" fo:padding-left="0.191cm" fo:padding-right="0.191cm" fo:padding-top="0.3cm" fo:padding-bottom="0.3cm" fo:border="0.5pt solid #000000" style:writing-mode="lr-tb"/>
    </style:style>
    <style:style style:name="Tableau6" style:family="table">
      <style:table-properties style:width="17.388cm" fo:margin-left="-0.199cm" table:align="left" style:writing-mode="lr-tb"/>
    </style:style>
    <style:style style:name="Tableau6.A" style:family="table-column">
      <style:table-column-properties style:column-width="2.635cm"/>
    </style:style>
    <style:style style:name="Tableau6.C" style:family="table-column">
      <style:table-column-properties style:column-width="3.016cm"/>
    </style:style>
    <style:style style:name="Tableau6.E" style:family="table-column">
      <style:table-column-properties style:column-width="1.588cm"/>
    </style:style>
    <style:style style:name="Tableau6.G" style:family="table-column">
      <style:table-column-properties style:column-width="2.91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.3cm" fo:padding-bottom="0.3cm" fo:border-left="0.5pt solid #000000" fo:border-right="none" fo:border-top="0.5pt solid #000000" fo:border-bottom="0.5pt solid #000000" style:writing-mode="lr-tb"/>
    </style:style>
    <style:style style:name="Tableau6.G1" style:family="table-cell">
      <style:table-cell-properties style:vertical-align="top" fo:padding-left="0.191cm" fo:padding-right="0.191cm" fo:padding-top="0.3cm" fo:padding-bottom="0.3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/>
      </style:paragraph-properties>
    </style:style>
    <style:style style:name="P3" style:family="paragraph" style:parent-style-name="Standard">
      <style:paragraph-properties style:snap-to-layout-grid="false">
        <style:tab-stops/>
      </style:paragraph-properties>
    </style:style>
    <style:style style:name="P4" style:family="paragraph" style:parent-style-name="Standard">
      <style:paragraph-properties>
        <style:tab-stops/>
      </style:paragraph-properties>
      <style:text-properties officeooo:paragraph-rsid="003809d1"/>
    </style:style>
    <style:style style:name="P5" style:family="paragraph" style:parent-style-name="Standard">
      <style:paragraph-properties>
        <style:tab-stops/>
      </style:paragraph-properties>
      <style:text-properties officeooo:paragraph-rsid="0062f598"/>
    </style:style>
    <style:style style:name="P6" style:family="paragraph" style:parent-style-name="Standard">
      <style:paragraph-properties>
        <style:tab-stops/>
      </style:paragraph-properties>
      <style:text-properties officeooo:paragraph-rsid="006e7eb0"/>
    </style:style>
    <style:style style:name="P7" style:family="paragraph" style:parent-style-name="Standard">
      <style:paragraph-properties>
        <style:tab-stops/>
      </style:paragraph-properties>
      <style:text-properties officeooo:paragraph-rsid="0070efda"/>
    </style:style>
    <style:style style:name="P8" style:family="paragraph" style:parent-style-name="Standard">
      <style:paragraph-properties>
        <style:tab-stops/>
      </style:paragraph-properties>
      <style:text-properties officeooo:paragraph-rsid="0079185f"/>
    </style:style>
    <style:style style:name="P9" style:family="paragraph" style:parent-style-name="Standard">
      <style:paragraph-properties>
        <style:tab-stops/>
      </style:paragraph-properties>
      <style:text-properties officeooo:paragraph-rsid="0088df82"/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>
        <style:tab-stops/>
      </style:paragraph-properties>
      <style:text-properties style:font-name="Arial" style:font-name-complex="Arial"/>
    </style:style>
    <style:style style:name="P12" style:family="paragraph" style:parent-style-name="Standard">
      <style:paragraph-properties>
        <style:tab-stops/>
      </style:paragraph-properties>
      <style:text-properties fo:font-size="10pt" style:font-size-asian="10pt"/>
    </style:style>
    <style:style style:name="P13" style:family="paragraph" style:parent-style-name="Standard">
      <style:paragraph-properties style:snap-to-layout-grid="false">
        <style:tab-stops/>
      </style:paragraph-properties>
      <style:text-properties fo:font-size="10pt" style:font-size-asian="10pt"/>
    </style:style>
    <style:style style:name="P14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>
        <style:tab-stops/>
      </style:paragraph-properties>
      <style:text-properties officeooo:rsid="003d1c82" officeooo:paragraph-rsid="003d1c82"/>
    </style:style>
    <style:style style:name="P16" style:family="paragraph" style:parent-style-name="Standard">
      <style:paragraph-properties>
        <style:tab-stops/>
      </style:paragraph-properties>
      <style:text-properties officeooo:rsid="0052daad" officeooo:paragraph-rsid="0052daad"/>
    </style:style>
    <style:style style:name="P17" style:family="paragraph" style:parent-style-name="Standard">
      <style:paragraph-properties>
        <style:tab-stops/>
      </style:paragraph-properties>
      <style:text-properties officeooo:rsid="008750e9" officeooo:paragraph-rsid="008750e9"/>
    </style:style>
    <style:style style:name="P18" style:family="paragraph" style:parent-style-name="Standard">
      <style:paragraph-properties>
        <style:tab-stops/>
      </style:paragraph-properties>
      <style:text-properties fo:font-weight="normal" officeooo:rsid="003d1c82" officeooo:paragraph-rsid="003d1c82" style:font-weight-asian="normal" style:font-weight-complex="normal"/>
    </style:style>
    <style:style style:name="P19" style:family="paragraph" style:parent-style-name="Standard">
      <style:paragraph-properties>
        <style:tab-stops/>
      </style:paragraph-properties>
      <style:text-properties style:font-name="Calibri" fo:font-weight="bold" officeooo:paragraph-rsid="00892b76" style:font-weight-asian="bold" style:font-name-complex="Arial" style:font-weight-complex="bold"/>
    </style:style>
    <style:style style:name="P20" style:family="paragraph" style:parent-style-name="Standard">
      <style:paragraph-properties fo:margin-left="1.76cm" fo:margin-right="0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1.76cm" fo:margin-right="0cm" fo:text-indent="0cm" style:auto-text-indent="false">
        <style:tab-stops/>
      </style:paragraph-properties>
      <style:text-properties style:font-name="Arial" style:font-name-complex="Arial"/>
    </style:style>
    <style:style style:name="P22" style:family="paragraph" style:parent-style-name="Standard">
      <style:paragraph-properties fo:margin-left="1.76cm" fo:margin-right="0cm" fo:text-indent="0cm" style:auto-text-indent="false">
        <style:tab-stops/>
      </style:paragraph-properties>
      <style:text-properties style:font-name="Arial" fo:language="en" fo:country="GB" style:font-name-complex="Arial"/>
    </style:style>
    <style:style style:name="P23" style:family="paragraph" style:parent-style-name="Standard">
      <style:paragraph-properties fo:margin-left="0cm" fo:margin-right="0cm" fo:text-indent="1.27cm" style:auto-text-indent="false">
        <style:tab-stops/>
      </style:paragraph-properties>
    </style:style>
    <style:style style:name="P24" style:family="paragraph" style:parent-style-name="Standard">
      <style:paragraph-properties fo:margin-left="0.635cm" fo:margin-right="0cm" fo:text-indent="1.27cm" style:auto-text-indent="false">
        <style:tab-stops/>
      </style:paragraph-properties>
      <style:text-properties style:font-name="Arial" style:font-name-complex="Arial"/>
    </style:style>
    <style:style style:name="P25" style:family="paragraph" style:parent-style-name="Entete">
      <style:text-properties officeooo:paragraph-rsid="001e1d99"/>
    </style:style>
    <style:style style:name="P26" style:family="paragraph" style:parent-style-name="Style_20_Courier_20__28_Latin_29__20_9_20_pt_20_Encadrement_20__3a__20__28_Simple_20_Automatique_20__20_0...">
      <style:text-properties style:language-asian="en" style:country-asian="US"/>
    </style:style>
    <style:style style:name="P27" style:family="paragraph" style:parent-style-name="Style_20_Courier_20__28_Latin_29__20_9_20_pt_20_Encadrement_20__3a__20__28_Simple_20_Automatique_20__20_0...">
      <style:text-properties officeooo:paragraph-rsid="0070efda"/>
    </style:style>
    <style:style style:name="P28" style:family="paragraph" style:parent-style-name="Table_20_Contents">
      <style:text-properties fo:color="#ff3333" fo:font-weight="bold" officeooo:paragraph-rsid="001db218" style:font-weight-asian="bold" style:font-weight-complex="bold"/>
    </style:style>
    <style:style style:name="P29" style:family="paragraph" style:parent-style-name="Table_20_Contents">
      <style:text-properties officeooo:paragraph-rsid="003d1c82"/>
    </style:style>
    <style:style style:name="P30" style:family="paragraph" style:parent-style-name="Standard">
      <style:paragraph-properties fo:margin-left="0.635cm" fo:margin-right="0cm" fo:text-indent="0cm" style:auto-text-indent="false"/>
    </style:style>
    <style:style style:name="P31" style:family="paragraph" style:parent-style-name="Standard" style:list-style-name="L1">
      <style:paragraph-properties>
        <style:tab-stops/>
      </style:paragraph-properties>
    </style:style>
    <style:style style:name="P32" style:family="paragraph" style:parent-style-name="Standard" style:list-style-name="WW8Num3">
      <style:paragraph-properties>
        <style:tab-stops/>
      </style:paragraph-properties>
    </style:style>
    <style:style style:name="P33" style:family="paragraph" style:parent-style-name="Standard" style:list-style-name="WW8Num7">
      <style:paragraph-properties>
        <style:tab-stops/>
      </style:paragraph-properties>
    </style:style>
    <style:style style:name="P34" style:family="paragraph" style:parent-style-name="Standard" style:list-style-name="WW8Num26">
      <style:paragraph-properties>
        <style:tab-stops/>
      </style:paragraph-properties>
    </style:style>
    <style:style style:name="P35" style:family="paragraph" style:parent-style-name="Entete" style:master-page-name="Standard">
      <style:paragraph-properties style:page-number="auto"/>
      <style:text-properties officeooo:paragraph-rsid="001e1d99"/>
    </style:style>
    <style:style style:name="P36" style:family="paragraph" style:parent-style-name="Style_20_Courier_20__28_Latin_29__20_9_20_pt_20_Encadrement_20__3a__20__28_Simple_20_Automatique_20__20_0...">
      <style:text-properties officeooo:rsid="008e8264" officeooo:paragraph-rsid="008e8264"/>
    </style:style>
    <style:style style:name="P37" style:family="paragraph" style:parent-style-name="Style_20_Courier_20__28_Latin_29__20_9_20_pt_20_Encadrement_20__3a__20__28_Simple_20_Automatique_20__20_0...">
      <style:text-properties officeooo:rsid="008f18ef" officeooo:paragraph-rsid="008f18ef"/>
    </style:style>
    <style:style style:name="P38" style:family="paragraph" style:parent-style-name="Table_20_Contents">
      <style:text-properties officeooo:rsid="008db309" officeooo:paragraph-rsid="008db309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style-complex="italic"/>
    </style:style>
    <style:style style:name="T4" style:family="text">
      <style:text-properties officeooo:rsid="0087e11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2daad" style:font-weight-asian="bold" style:font-weight-complex="bold"/>
    </style:style>
    <style:style style:name="T7" style:family="text">
      <style:text-properties style:font-name="Calibri" fo:font-weight="bold" style:font-weight-asian="bold" style:font-name-complex="Arial" style:font-weight-complex="bold"/>
    </style:style>
    <style:style style:name="T8" style:family="text">
      <style:text-properties style:font-name="Calibri" fo:font-weight="bold" officeooo:rsid="0088df82" style:font-weight-asian="bold" style:font-name-complex="Arial" style:font-weight-complex="bold"/>
    </style:style>
    <style:style style:name="T9" style:family="text">
      <style:text-properties style:font-name="Calibri" style:font-name-complex="Arial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officeooo:rsid="002c8117" style:font-name-complex="Arial"/>
    </style:style>
    <style:style style:name="T12" style:family="text">
      <style:text-properties style:font-name="Arial" officeooo:rsid="0048a3b4" style:font-name-complex="Arial"/>
    </style:style>
    <style:style style:name="T13" style:family="text">
      <style:text-properties style:font-name="Arial" fo:language="en" fo:country="GB" style:font-name-complex="Arial"/>
    </style:style>
    <style:style style:name="T14" style:family="text">
      <style:text-properties style:font-name="Arial" style:font-name-asian="Arial" style:font-name-complex="Arial"/>
    </style:style>
    <style:style style:name="T15" style:family="text">
      <style:text-properties style:font-name="Arial" fo:font-weight="bold" style:font-weight-asian="bold" style:font-name-complex="Arial" style:font-weight-complex="bold"/>
    </style:style>
    <style:style style:name="T16" style:family="text">
      <style:text-properties fo:language="en" fo:country="GB"/>
    </style:style>
    <style:style style:name="T17" style:family="text">
      <style:text-properties style:font-name-asian="Arial"/>
    </style:style>
    <style:style style:name="T18" style:family="text">
      <style:text-properties style:language-asian="en" style:country-asian="US"/>
    </style:style>
    <style:style style:name="T19" style:family="text">
      <style:text-properties officeooo:rsid="0021e1e9"/>
    </style:style>
    <style:style style:name="T20" style:family="text">
      <style:text-properties officeooo:rsid="00230a95"/>
    </style:style>
    <style:style style:name="T21" style:family="text">
      <style:text-properties officeooo:rsid="00243921"/>
    </style:style>
    <style:style style:name="T22" style:family="text">
      <style:text-properties officeooo:rsid="0024741a"/>
    </style:style>
    <style:style style:name="T23" style:family="text">
      <style:text-properties officeooo:rsid="002be8db"/>
    </style:style>
    <style:style style:name="T24" style:family="text">
      <style:text-properties officeooo:rsid="002db224"/>
    </style:style>
    <style:style style:name="T25" style:family="text">
      <style:text-properties officeooo:rsid="00306747"/>
    </style:style>
    <style:style style:name="T26" style:family="text">
      <style:text-properties officeooo:rsid="0039eee9"/>
    </style:style>
    <style:style style:name="T27" style:family="text">
      <style:text-properties officeooo:rsid="003b4784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3da918"/>
    </style:style>
    <style:style style:name="T30" style:family="text">
      <style:text-properties officeooo:rsid="004057a0"/>
    </style:style>
    <style:style style:name="T31" style:family="text">
      <style:text-properties officeooo:rsid="00420b49"/>
    </style:style>
    <style:style style:name="T32" style:family="text">
      <style:text-properties officeooo:rsid="0046a85d"/>
    </style:style>
    <style:style style:name="T33" style:family="text">
      <style:text-properties officeooo:rsid="004ba28e"/>
    </style:style>
    <style:style style:name="T34" style:family="text">
      <style:text-properties officeooo:rsid="00747753"/>
    </style:style>
    <style:style style:name="T35" style:family="text">
      <style:text-properties officeooo:rsid="00778d8f"/>
    </style:style>
    <style:style style:name="T36" style:family="text">
      <style:text-properties officeooo:rsid="007db93c"/>
    </style:style>
    <style:style style:name="T37" style:family="text">
      <style:text-properties officeooo:rsid="007e34a8"/>
    </style:style>
    <style:style style:name="T38" style:family="text">
      <style:text-properties officeooo:rsid="0082bd5e"/>
    </style:style>
    <style:style style:name="T39" style:family="text">
      <style:text-properties officeooo:rsid="0087e11c"/>
    </style:style>
    <style:style style:name="T40" style:family="text">
      <style:text-properties officeooo:rsid="00892b76"/>
    </style:style>
    <style:style style:name="T41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IUT de Bordeaux<text:span text:style-name="T1"><text:tab/></text:span><text:span text:style-name="T3">Année 201</text:span><text:span text:style-name="T4">8</text:span><text:span text:style-name="T3">-201</text:span><text:span text:style-name="T4">9</text:span></text:p>
      <text:p text:style-name="P25">Département Informatique<text:tab/><text:span text:style-name="T39">S3</text:span></text:p>
      <text:p text:style-name="TiTRE">T<text:span text:style-name="T39">P</text:span> <text:span text:style-name="T39">M3</text:span>102 Réseaux</text:p>
      <text:p text:style-name="TiTRE">DHCP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8">Nom(s) – Prénom(s) :</text:p>
          </table:table-cell>
        </table:table-row>
      </table:table>
      <text:p text:style-name="TiTRE"/>
      <text:p text:style-name="TiTRE"/>
      <text:p text:style-name="Standard"><text:span text:style-name="T5">Installation :</text:span> exécutez le script </text:p>
      <text:p text:style-name="P9"><text:span text:style-name="T7"><text:tab/></text:span><text:span text:style-name="T8">~/IUT-VMs/QS/net/</text:span><text:span text:style-name="T7">installer-tp-dhcp.sh</text:span></text:p>
      <text:p text:style-name="Standard">(cela a pour effet de copier le fichier <text:span text:style-name="T9">tp-dhcp.tgz</text:span> dans votre répertoire <text:span text:style-name="T9">~/QS</text:span>)</text:p>
      <text:p text:style-name="Standard"/>
      <text:p text:style-name="Standard"><text:span text:style-name="T5">Simulation :</text:span> exécutez la commande</text:p>
      <text:p text:style-name="P19"><text:tab/><text:span text:style-name="T40">source ~/IUT-VMs/QS/init.rc &amp;&amp; qs-run tp-dhcp</text:span></text:p>
      <text:p text:style-name="Standard">(cela a pour effet de créer une session de travail dans le répertoire /tmp de la machine locale, et de lancer le réseau de machines virtuelles)</text:p>
      <text:p text:style-name="Standard"/>
      <text:h text:style-name="Heading_20_1" text:outline-level="1">DHCP : principe</text:h>
      <text:p text:style-name="P2">Le service DHCP (<text:span text:style-name="T2">Dynamic Host Configuration Protocol</text:span>) permet à une machine <text:span text:style-name="T26">cliente</text:span> d'obtenir ses paramètres de configuration (adresse IP, adresse du DNS, <text:span text:style-name="T27">passerelle, etc.</text:span>), auprès d'un serveur DHCP.</text:p>
      <text:p text:style-name="P2"/>
      <text:p text:style-name="P2">Il est en général souhaitable que le serveur « reconnaisse' » les machines qui lui demandent une configuration :</text:p>
      <text:p text:style-name="P2">- pour vérifier qu'elles font partie d'une liste de machines autorisées,</text:p>
      <text:p text:style-name="P2">- pour leur attribuer une configuration spécifique.</text:p>
      <text:p text:style-name="P2">Cette reconnaissance se fait à partir de l'adresse MAC du demandeur.</text:p>
      <text:p text:style-name="P2">Dans la mesure du possible, on souhaite aussi qu'un client qui se « reconnecte » sur le réseau obtienne la même adresse IP.</text:p>
      <text:p text:style-name="P2"/>
      <text:p text:style-name="P2">Dans la suite, nous allons étudier plusieurs cas :</text:p>
      <text:list xml:id="list7000017357685680471" text:style-name="L1">
        <text:list-item>
          <text:p text:style-name="P31">le client n'est pas déclaré, le serveur refuse de lui attribuer une configuration ;</text:p>
        </text:list-item>
        <text:list-item>
          <text:p text:style-name="P31">le client n'est pas déclaré, le serveur lui attribue une adresse libre (allocation dynamique) prise dans une plage d'adresses libres ;</text:p>
        </text:list-item>
        <text:list-item>
          <text:p text:style-name="P31">le client a été déclaré (adresse fixe) dans le fichier de configuration du serveur. Il obtient la configuration correspondante.</text:p>
        </text:list-item>
      </text:list>
      <text:h text:style-name="Heading_20_1" text:outline-level="1">Configuration du réseau</text:h>
      <text:p text:style-name="P2">Les tests se font dans le réseau local <text:span text:style-name="T10">192.168.10.0/24</text:span> (masque <text:span text:style-name="T10">255.255.255.0</text:span>).</text:p>
      <text:p text:style-name="P2">Ce réseau comporte 3 machines : deux serveurs DHCP (dhcp1, dhcp2) <text:span text:style-name="T29">e</text:span>t un poste client (client).</text:p>
      <text:p text:style-name="P2"/>
      <text:p text:style-name="P15">Quelle est l’adresse IP de <text:span text:style-name="T5">dhcp1 </text:span><text:span text:style-name="T28">: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8">192.168.10.10</text:p>
            <text:p text:style-name="Table_20_Contents"/>
          </table:table-cell>
        </table:table-row>
      </table:table>
      <text:p text:style-name="P18"/>
      <text:p text:style-name="P15">Quelle est l’adresse IP de <text:span text:style-name="T5">dhcp2 </text:span><text:span text:style-name="T28">:</text:span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8">192.168.10.20</text:p>
            <text:p text:style-name="P29"/>
          </table:table-cell>
        </table:table-row>
      </table:table>
      <text:p text:style-name="Standard"><text:soft-page-break/><text:span text:style-name="T30">P</text:span>our pouvoir effectuer des tests, nous voulons pouvoir contrôler manuellement le démarrage du client DHCP, qui se fait au démarrage de l'interface réseau.</text:p>
      <text:p text:style-name="P2"/>
      <text:p text:style-name="P2">Pour cela, dans <text:span text:style-name="T31">le fichier</text:span> <text:span text:style-name="T10">/etc/network/interfaces </text:span><text:span text:style-name="T31">du client,</text:span> le lancement automatique de l'interface a été désactivé :</text:p>
      <text:p text:style-name="P21"># auto eth0</text:p>
      <text:p text:style-name="P21">iface eth0 inet dhcp</text:p>
      <text:p text:style-name="P21"/>
      <text:p text:style-name="P2">La commande <text:s/><text:span text:style-name="T10">ifup eth0</text:span> <text:s/>permettra plus tard d’activer l'interface, <text:s/><text:span text:style-name="T10">ifdown eth0 </text:span><text:s/>de la désactiver.</text:p>
      <text:h text:style-name="Heading_20_1" text:outline-level="1"><text:span text:style-name="T23">Éléments</text:span> de configuration DHCP</text:h>
      <text:p text:style-name="P10">Cette section présente les principaux éléments techniques pour configurer un service DHCP. Elle constituera une référence pour toutes les manipulations qui suivront dans les sections suivantes.</text:p>
      <text:h text:style-name="Heading_20_2" text:outline-level="2">Configuration côté serveur</text:h>
      <text:p text:style-name="P2">Chaque serveur est équipé d'un programme « serveur DHCP » (provenant du package <text:span text:style-name="T10">isc-dhcp-server</text:span> de la distribution Debian) dont le fichier de configuration contient des exemples, en commentaires.</text:p>
      <text:list xml:id="list6173830306479460093" text:style-name="WW8Num3">
        <text:list-item>
          <text:p text:style-name="P32">Ce service peut être (re)lancé par la commande <text:s/><text:span text:style-name="T10">service isc-dhcp-server </text:span><text:span text:style-name="T11">(</text:span><text:span text:style-name="T10">re</text:span><text:span text:style-name="T11">)</text:span><text:span text:style-name="T10">start</text:span></text:p>
        </text:list-item>
      </text:list>
      <text:p text:style-name="P23">et arrêté par l'option <text:span text:style-name="T10">stop</text:span>.</text:p>
      <text:list xml:id="list90738890754645" text:continue-numbering="true" text:style-name="WW8Num3">
        <text:list-item>
          <text:p text:style-name="P32">La configuration se fait en éditant le fichier <text:span text:style-name="T10">/etc/dhcp/dhcpd.conf</text:span>. Il faut penser à relancer le service après chaque modification !!</text:p>
        </text:list-item>
        <text:list-item>
          <text:p text:style-name="P32">Les erreurs de fonctionnement (et de configuration) sont dans le journal <text:span text:style-name="T10">/var/log/syslog</text:span> (utiliser la commande <text:span text:style-name="T10">tail</text:span> pour en voir la fin).</text:p>
        </text:list-item>
        <text:list-item>
          <text:p text:style-name="P32">Les baux accordés par le serveur sont dans <text:span text:style-name="T10">/var/lib/dhcp/dhcpd.leases</text:span>. Pour les oublier, tapez la commande :</text:p>
        </text:list-item>
      </text:list>
      <text:p text:style-name="P24">&gt; /var/lib/dhcp/dhcpd.leases</text:p>
      <text:p text:style-name="P20">(une redirection de la commande nulle vers un fichier efface son contenu)</text:p>
      <text:p text:style-name="P2"/>
      <text:p text:style-name="P2"><text:span text:style-name="T5">Dans le fichier de configuration </text:span>il faut une directive « <text:span text:style-name="T10">subnet</text:span> » pour indiquer les interfaces qui « répondent » aux requêtes DHCP. Au minimum :</text:p>
      <text:p text:style-name="P21">subnet 192.168.10.0 netmask 255.255.255.0 {</text:p>
      <text:p text:style-name="P21">}</text:p>
      <text:p text:style-name="P11"/>
      <text:p text:style-name="P2"><text:span text:style-name="T24">Dans ce bloc</text:span> on peut indiquer les options communes aux machines de ce sous-réseau, par exemple l'adresse d'un routeur de sortie :</text:p>
      <text:p text:style-name="P21">subnet 192.168.10.0 netmask 255.255.255.0 {</text:p>
      <text:p text:style-name="P21"><text:span text:style-name="T17"><text:s text:c="3"/></text:span>option routers <text:span text:style-name="T20">192.168.10.253</text:span>;</text:p>
      <text:p text:style-name="P21">}</text:p>
      <text:p text:style-name="P21"/>
      <text:p text:style-name="P2"><text:span text:style-name="T19">L</text:span>e routeur <text:span text:style-name="T19">peut</text:span> être désigné par un <text:span text:style-name="T2">nom</text:span>. L'adresse IP peut être donnée par un serveur de noms (DNS), ou plus simplement - pour les exemples -, par une ligne du fichier <text:span text:style-name="T10">/etc/hosts</text:span> :</text:p>
      <text:p text:style-name="P21">192.168.10.253 g<text:span text:style-name="T32">w</text:span></text:p>
      <text:p text:style-name="P11"/>
      <text:p text:style-name="P2"><text:span text:style-name="T5">Une allocation dynamique d'adresses</text:span> se fait en mettant dans « <text:span text:style-name="T10">subnet</text:span> » une directive « <text:span text:style-name="T10">range</text:span> » :</text:p>
      <text:p text:style-name="P21">subnet 192.168.10.0 netmask 255.255.255.0 {</text:p>
      <text:p text:style-name="P20"><text:span text:style-name="T14"><text:s text:c="3"/></text:span><text:span text:style-name="T10">option routers </text:span><text:span text:style-name="T12">gw</text:span><text:span text:style-name="T10">;</text:span></text:p>
      <text:p text:style-name="P21"><text:span text:style-name="T17"><text:s text:c="3"/></text:span>range 192.168.10.100 192.168.10.150;</text:p>
      <text:p text:style-name="P21">}</text:p>
      <text:p text:style-name="P11"/>
      <text:p text:style-name="P2"><text:soft-page-break/><text:span text:style-name="T5">Une adresse fixe</text:span> est associée à une adresse MAC par un paragraphe <text:span text:style-name="T25">comme ci-dessous </text:span>:</text:p>
      <text:p text:style-name="P22">host client1 {</text:p>
      <text:p text:style-name="P22"><text:span text:style-name="T17"><text:s text:c="3"/></text:span>hardware ethernet 11:22:33:44:55:66;</text:p>
      <text:p text:style-name="P22"><text:span text:style-name="T17"><text:s text:c="3"/></text:span>fixed-address <text:span text:style-name="T22">192.168.10.253</text:span>;</text:p>
      <text:p text:style-name="P21">}</text:p>
      <text:p text:style-name="P11"/>
      <text:p text:style-name="P2">Là aussi, l'adresse IP <text:span text:style-name="T21">peut être</text:span> donnée sous forme d'un nom, qui doit pouvoir être résolu. En l'absence de serveur de noms (DNS), il faut le définir dans <text:span text:style-name="T10">/etc/hosts</text:span>.</text:p>
      <text:p text:style-name="P2"/>
      <text:h text:style-name="Heading_20_2" text:outline-level="2">Configuration côté client</text:h>
      <text:p text:style-name="P2">Le client est équipé d’un programme « client DHCP », <text:span text:style-name="T10">dhclient.</text:span></text:p>
      <text:p text:style-name="P2">Ce programme démarre avec l’activation de l’interface <text:span text:style-name="T10">eth0</text:span> (car le fichier <text:span text:style-name="T10">/etc/network/interfaces</text:span> contient la directive <text:span text:style-name="T10">iface eth0 inet dhcp</text:span>).</text:p>
      <text:p text:style-name="P2"/>
      <text:p text:style-name="P2">Le fichier <text:span text:style-name="T10">/var/lib/dhcp/dhclient.eth0.leases </text:span>contient la liste de baux qui ont été accordés.</text:p>
      <text:p text:style-name="P2"/>
      <text:h text:style-name="Heading_20_1" text:outline-level="1">Configuration <text:span text:style-name="T33">vide</text:span> du serveur dhcp1</text:h>
      <text:p text:style-name="P10">Comme vu dans la section précédente, il faut au minimum une directive « subnet » pour le sous-réseau, sans option.</text:p>
      <text:p text:style-name="P10"/>
      <text:p text:style-name="Standard"><text:span text:style-name="T18">Rajoutez la bonne directive « subnet » dans </text:span>le fichier <text:span text:style-name="T10">/etc/dhcp/dhcpd.conf :</text:span></text:p>
      <text:p text:style-name="P26"/>
      <text:p text:style-name="P36">subnet 192.168.10.0 netmask 255.255.255.0 { }</text:p>
      <text:p text:style-name="Style_20_Courier_20__28_Latin_29__20_9_20_pt_20_Encadrement_20__3a__20__28_Simple_20_Automatique_20__20_0..."/>
      <text:p text:style-name="Style_20_Courier_20__28_Latin_29__20_9_20_pt_20_Encadrement_20__3a__20__28_Simple_20_Automatique_20__20_0..."/>
      <text:p text:style-name="P10"/>
      <text:p text:style-name="Standard"><text:span text:style-name="T18">Lancez le service DHCP : </text:span><text:span text:style-name="T15">service isc-dhcp-server restart</text:span></text:p>
      <text:p text:style-name="Standard"><text:span text:style-name="T18">Assurez vous que tout s’est bien passé en consultant le fichier </text:span><text:span text:style-name="T10">/var/log/syslog.</text:span></text:p>
      <text:p text:style-name="P30"/>
      <text:p text:style-name="P2">Pour observer cette situation, c'est assez simple : </text:p>
      <text:p text:style-name="P2">- on arrête le service DHCP</text:p>
      <text:p text:style-name="P16">- on lance l’interface graphique avec <text:span text:style-name="T5">startx</text:span></text:p>
      <text:p text:style-name="P2">- on fait tourner un « sniffeur » réseau pour voir ce qui se passe : <text:span text:style-name="T6">wireshark -i eth0 -k</text:span></text:p>
      <text:p text:style-name="P2">- on démarre l'interface réseau du client</text:p>
      <text:p text:style-name="P2"/>
      <table:table table:name="Tableau1" table:style-name="Tableau1">
        <table:table-column table:style-name="Tableau1.A" table:number-columns-repeated="2"/>
        <table:table-column table:style-name="Tableau1.C" table:number-columns-repeated="2"/>
        <table:table-column table:style-name="Tableau1.E" table:number-columns-repeated="2"/>
        <table:table-column table:style-name="Tableau1.G"/>
        <table:table-row table:style-name="Tableau1.1">
          <table:table-cell table:style-name="Tableau1.A1" office:value-type="string">
            <text:p text:style-name="P12">Adr. MAC</text:p>
            <text:p text:style-name="P12">émetteur</text:p>
          </table:table-cell>
          <table:table-cell table:style-name="Tableau1.A1" office:value-type="string">
            <text:p text:style-name="P12">Adr. MAC</text:p>
            <text:p text:style-name="P12">destinataire</text:p>
          </table:table-cell>
          <table:table-cell table:style-name="Tableau1.A1" office:value-type="string">
            <text:p text:style-name="P12">Adr. IP</text:p>
            <text:p text:style-name="P12">émetteur</text:p>
          </table:table-cell>
          <table:table-cell table:style-name="Tableau1.A1" office:value-type="string">
            <text:p text:style-name="P12">Adr. IP</text:p>
            <text:p text:style-name="P12">destinataire</text:p>
          </table:table-cell>
          <table:table-cell table:style-name="Tableau1.A1" office:value-type="string">
            <text:p text:style-name="P12">Port source</text:p>
          </table:table-cell>
          <table:table-cell table:style-name="Tableau1.A1" office:value-type="string">
            <text:p text:style-name="P12">Port dest.</text:p>
          </table:table-cell>
          <table:table-cell table:style-name="Tableau1.G1" office:value-type="string">
            <text:p text:style-name="P12">Type de paquet</text:p>
            <text:p text:style-name="P12">DHCP</text:p>
          </table:table-cell>
        </table:table-row>
        <table:table-row table:style-name="Tableau1.2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G1" office:value-type="string">
            <text:p text:style-name="P3"/>
          </table:table-cell>
        </table:table-row>
        <table:table-row table:style-name="Tableau1.3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G1" office:value-type="string">
            <text:p text:style-name="P3"/>
          </table:table-cell>
        </table:table-row>
        <table:table-row table:style-name="Tableau1.4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G1" office:value-type="string">
            <text:p text:style-name="P3"/>
          </table:table-cell>
        </table:table-row>
        <table:table-row table:style-name="Tableau1.5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G1" office:value-type="string">
            <text:p text:style-name="P3"/>
          </table:table-cell>
        </table:table-row>
      </table:table>
      <text:h text:style-name="Heading_20_1" text:outline-level="1"><text:soft-page-break/>Expérience : allocation dynamique d'un numéro</text:h>
      <text:p text:style-name="P2">Modifiez maintenant le fichier de configuration du serveur <text:span text:style-name="T10">dhcp1</text:span> pour qu'il alloue des adresses avec des numéros d'hôtes de <text:span text:style-name="T10">100</text:span> à <text:span text:style-name="T10">200 :</text:span></text:p>
      <text:p text:style-name="P11"/>
      <text:p text:style-name="Style_20_Courier_20__28_Latin_29__20_9_20_pt_20_Encadrement_20__3a__20__28_Simple_20_Automatique_20__20_0..."/>
      <text:p text:style-name="P37">subnet 192.168.10.0 netmask 255.255.255.0 {</text:p>
      <text:p text:style-name="P37"><text:s text:c="3"/>range 192.168.10.100 192.168.10.200;</text:p>
      <text:p text:style-name="P37">}</text:p>
      <text:p text:style-name="Style_20_Courier_20__28_Latin_29__20_9_20_pt_20_Encadrement_20__3a__20__28_Simple_20_Automatique_20__20_0..."/>
      <text:p text:style-name="P2"/>
      <text:p text:style-name="P2">Relancez le serveur DHCP sur <text:span text:style-name="T10">dhcp1.</text:span></text:p>
      <text:p text:style-name="P2">Puis lancez le sniffeur <text:span text:style-name="T10">wireshark</text:span> et démarrez la capture de l’interface <text:span text:style-name="T10">eth0</text:span>.</text:p>
      <text:p text:style-name="P2">Sur le client, activez l'interface (<text:span text:style-name="T10">ifup eth0</text:span>), et observez le trafic réseau, notez le type des messages qui passent :</text:p>
      <text:p text:style-name="P2"/>
      <table:table table:name="Tableau2" table:style-name="Tableau2">
        <table:table-column table:style-name="Tableau2.A" table:number-columns-repeated="2"/>
        <table:table-column table:style-name="Tableau2.C" table:number-columns-repeated="2"/>
        <table:table-column table:style-name="Tableau2.E" table:number-columns-repeated="2"/>
        <table:table-column table:style-name="Tableau2.G"/>
        <table:table-row table:style-name="Tableau2.1">
          <table:table-cell table:style-name="Tableau2.A1" office:value-type="string">
            <text:p text:style-name="P12">Adr. MAC</text:p>
            <text:p text:style-name="P12">émetteur</text:p>
          </table:table-cell>
          <table:table-cell table:style-name="Tableau2.A1" office:value-type="string">
            <text:p text:style-name="P12">Adr. MAC</text:p>
            <text:p text:style-name="P12">destinataire</text:p>
          </table:table-cell>
          <table:table-cell table:style-name="Tableau2.A1" office:value-type="string">
            <text:p text:style-name="P12">Adr. IP</text:p>
            <text:p text:style-name="P12">émetteur</text:p>
          </table:table-cell>
          <table:table-cell table:style-name="Tableau2.A1" office:value-type="string">
            <text:p text:style-name="P12">Adr. IP</text:p>
            <text:p text:style-name="P12">destinataire</text:p>
          </table:table-cell>
          <table:table-cell table:style-name="Tableau2.A1" office:value-type="string">
            <text:p text:style-name="P12">Port source</text:p>
          </table:table-cell>
          <table:table-cell table:style-name="Tableau2.A1" office:value-type="string">
            <text:p text:style-name="P12">Port dest.</text:p>
          </table:table-cell>
          <table:table-cell table:style-name="Tableau2.G1" office:value-type="string">
            <text:p text:style-name="P12">Type de paquet</text:p>
            <text:p text:style-name="P12">DHCP</text:p>
          </table:table-cell>
        </table:table-row>
        <table:table-row table:style-name="Tableau2.1"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G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G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G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G1" office:value-type="string">
            <text:p text:style-name="P3"/>
          </table:table-cell>
        </table:table-row>
      </table:table>
      <text:p text:style-name="P2"/>
      <text:p text:style-name="P5">Normalement le poste client a obtenu une adresse IP (et une adresse de routeur de sortie).</text:p>
      <text:p text:style-name="P5">Vérifiez avec les commandes <text:span text:style-name="T10">ifconfig</text:span> et <text:span text:style-name="T10">route</text:span>.</text:p>
      <text:p text:style-name="P2"/>
      <text:h text:style-name="Heading_20_1" text:outline-level="1">Expérience : réallocation d'un numéro</text:h>
      <text:p text:style-name="P2">Le client ne repart pas de zéro à chaque fois (coupure réseau, arrêt redémarrage, etc), il tente de réutiliser - avec la permission du serveur - les paramètres qu'il a obtenu précédemment.</text:p>
      <text:p text:style-name="P2"/>
      <text:p text:style-name="P2">Observez le dialogue quand vous arrêtez le client DHCP (<text:span text:style-name="T10">killall -9 dhclient</text:span>), et le relancez par <text:span text:style-name="T10">dhclient eth0 </text:span>(enchainer ces 2 commandes assez vite).</text:p>
      <text:p text:style-name="P2"/>
      <table:table table:name="Tableau3" table:style-name="Tableau3">
        <table:table-column table:style-name="Tableau3.A" table:number-columns-repeated="2"/>
        <table:table-column table:style-name="Tableau3.C" table:number-columns-repeated="2"/>
        <table:table-column table:style-name="Tableau3.E" table:number-columns-repeated="2"/>
        <table:table-column table:style-name="Tableau3.G"/>
        <table:table-row table:style-name="Tableau3.1">
          <table:table-cell table:style-name="Tableau3.A1" office:value-type="string">
            <text:p text:style-name="P12">Adr. MAC</text:p>
            <text:p text:style-name="P12">émetteur</text:p>
          </table:table-cell>
          <table:table-cell table:style-name="Tableau3.A1" office:value-type="string">
            <text:p text:style-name="P12">Adr. MAC</text:p>
            <text:p text:style-name="P12">destinataire</text:p>
          </table:table-cell>
          <table:table-cell table:style-name="Tableau3.A1" office:value-type="string">
            <text:p text:style-name="P12">Adr. IP</text:p>
            <text:p text:style-name="P12">émetteur</text:p>
          </table:table-cell>
          <table:table-cell table:style-name="Tableau3.A1" office:value-type="string">
            <text:p text:style-name="P12">Adr. IP</text:p>
            <text:p text:style-name="P12">destinataire</text:p>
          </table:table-cell>
          <table:table-cell table:style-name="Tableau3.A1" office:value-type="string">
            <text:p text:style-name="P12">Port source</text:p>
          </table:table-cell>
          <table:table-cell table:style-name="Tableau3.A1" office:value-type="string">
            <text:p text:style-name="P12">Port dest.</text:p>
          </table:table-cell>
          <table:table-cell table:style-name="Tableau3.G1" office:value-type="string">
            <text:p text:style-name="P12">Type de paquet</text:p>
            <text:p text:style-name="P12">DHCP</text:p>
          </table:table-cell>
        </table:table-row>
        <table:table-row table:style-name="Tableau3.1"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G1" office:value-type="string"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G1" office:value-type="string">
            <text:p text:style-name="P3"/>
          </table:table-cell>
        </table:table-row>
      </table:table>
      <text:p text:style-name="P2"/>
      <text:p text:style-name="P2"/>
      <text:p text:style-name="P2"/>
      <text:h text:style-name="Heading_20_1" text:outline-level="1"><text:soft-page-break/>Expérience : attribution d'un numéro IP fixe</text:h>
      <text:p text:style-name="P2">Déterminez l'adresse MAC du client (par la commande <text:span text:style-name="T10">ifconfig</text:span>) : </text:p>
      <text:p text:style-name="Style_20_Courier_20__28_Latin_29__20_9_20_pt_20_Encadrement_20__3a__20__28_Simple_20_Automatique_20__20_0..."/>
      <text:p text:style-name="Style_20_Courier_20__28_Latin_29__20_9_20_pt_20_Encadrement_20__3a__20__28_Simple_20_Automatique_20__20_0..."/>
      <text:p text:style-name="P2"/>
      <text:p text:style-name="P2">Configurez maintenant le serveur pour qu'il alloue au client un numéro fixe (dans le réseau, mais en dehors de la plage dynamique), par exemple <text:span text:style-name="T10">192.168.10.222 :</text:span></text:p>
      <text:p text:style-name="Style_20_Courier_20__28_Latin_29__20_9_20_pt_20_Encadrement_20__3a__20__28_Simple_20_Automatique_20__20_0..."/>
      <text:p text:style-name="Style_20_Courier_20__28_Latin_29__20_9_20_pt_20_Encadrement_20__3a__20__28_Simple_20_Automatique_20__20_0..."/>
      <text:p text:style-name="Style_20_Courier_20__28_Latin_29__20_9_20_pt_20_Encadrement_20__3a__20__28_Simple_20_Automatique_20__20_0..."/>
      <text:p text:style-name="Style_20_Courier_20__28_Latin_29__20_9_20_pt_20_Encadrement_20__3a__20__28_Simple_20_Automatique_20__20_0..."/>
      <text:p text:style-name="Style_20_Courier_20__28_Latin_29__20_9_20_pt_20_Encadrement_20__3a__20__28_Simple_20_Automatique_20__20_0..."/>
      <text:p text:style-name="Style_20_Courier_20__28_Latin_29__20_9_20_pt_20_Encadrement_20__3a__20__28_Simple_20_Automatique_20__20_0..."/>
      <text:p text:style-name="Style_20_Courier_20__28_Latin_29__20_9_20_pt_20_Encadrement_20__3a__20__28_Simple_20_Automatique_20__20_0..."/>
      <text:p text:style-name="P6"/>
      <text:p text:style-name="P6"><text:span text:style-name="T5">Attention :</text:span> pensez que des informations ont été mémorisées dans <text:span text:style-name="T10">/var/lib/dhcp*</text:span>, des deux côtés…</text:p>
      <text:h text:style-name="Heading_20_1" text:outline-level="1">Expérience : avec deux serveurs</text:h>
      <text:p text:style-name="P2">Deux serveurs DHCP peuvent être présents sur le même réseau, à condition de se répartir correctement le travail, en ne donnant jamais des adresses différentes pour un même client.</text:p>
      <text:p text:style-name="P2">Ce qui veut dire :</text:p>
      <text:p text:style-name="P2">- que les adresses fixes pour une même adresse MAC doivent correspondre,</text:p>
      <text:p text:style-name="P2">- que les adresses fixes de l'un ne peuvent pas appartenir à une plage dynamique de l'autre,</text:p>
      <text:p text:style-name="P2">- que les plages dynamiques ont une intersection vide (sauf si on met en place un mécanisme de synchronisation entre les serveurs, pour que chacun sache ce qu'a fait l'autre).</text:p>
      <text:p text:style-name="P2"/>
      <text:p text:style-name="P14">Du côté des serveurs</text:p>
      <text:list xml:id="list3195614054005707885" text:style-name="WW8Num7">
        <text:list-item>
          <text:p text:style-name="P33">Arrêtez les 2 services DHCP.</text:p>
        </text:list-item>
        <text:list-item>
          <text:p text:style-name="P33">Effacez les fichiers de baux.</text:p>
        </text:list-item>
        <text:list-item>
          <text:p text:style-name="P33">Configurez les deux serveurs pour qu'ils allouent respectivement les <text:span text:style-name="T10">192.168.10.100</text:span> à <text:span text:style-name="T10">150</text:span> et <text:span text:style-name="T10">192.168.10.200</text:span> à <text:span text:style-name="T10">250.</text:span></text:p>
        </text:list-item>
        <text:list-item>
          <text:p text:style-name="P33">Redémarrez les services DHCP.</text:p>
        </text:list-item>
      </text:list>
      <text:p text:style-name="P2"/>
      <text:p text:style-name="P14">Sur le client</text:p>
      <text:list xml:id="list6701868788697354859" text:style-name="WW8Num26">
        <text:list-item>
          <text:p text:style-name="P34">Arrêtez le programme <text:span text:style-name="T10">dhclient</text:span> du client.</text:p>
        </text:list-item>
        <text:list-item>
          <text:p text:style-name="P34">Effacez ses baux (<text:span text:style-name="T10">/var/lib/dhcp/dhclient.eth0.leases</text:span>).</text:p>
        </text:list-item>
        <text:list-item>
          <text:p text:style-name="P34"><text:span text:style-name="T16">Relancez </text:span><text:span text:style-name="T13">dhclient.</text:span></text:p>
        </text:list-item>
      </text:list>
      <text:p text:style-name="P2"/>
      <text:p text:style-name="P8">Déterminez <text:span text:style-name="T34">le serveur qui a fourni l’adresse IP</text:span> <text:span text:style-name="T35">au</text:span> client (par la commande <text:span text:style-name="T10">ifconfig</text:span>) : </text:p>
      <text:p text:style-name="P27"/>
      <text:p text:style-name="P27"/>
      <text:p text:style-name="P7"/>
      <text:p text:style-name="P2"><text:span text:style-name="T36">A</text:span>rrêtez et relancez le programme <text:span text:style-name="T10">dhclient</text:span> sur le poste client <text:span text:style-name="T37">et observez le trafic DHCP :</text:span></text:p>
      <table:table table:name="Tableau5" table:style-name="Tableau5">
        <table:table-column table:style-name="Tableau5.A" table:number-columns-repeated="2"/>
        <table:table-column table:style-name="Tableau5.C" table:number-columns-repeated="2"/>
        <table:table-column table:style-name="Tableau5.E" table:number-columns-repeated="2"/>
        <table:table-column table:style-name="Tableau5.G"/>
        <table:table-row table:style-name="Tableau5.1">
          <table:table-cell table:style-name="Tableau5.A1" office:value-type="string">
            <text:p text:style-name="P12">Adr. MAC</text:p>
            <text:p text:style-name="P12">émetteur</text:p>
          </table:table-cell>
          <table:table-cell table:style-name="Tableau5.A1" office:value-type="string">
            <text:p text:style-name="P12">Adr. MAC</text:p>
            <text:p text:style-name="P12">destinataire</text:p>
          </table:table-cell>
          <table:table-cell table:style-name="Tableau5.A1" office:value-type="string">
            <text:p text:style-name="P12">Adr. IP</text:p>
            <text:p text:style-name="P12">émetteur</text:p>
          </table:table-cell>
          <table:table-cell table:style-name="Tableau5.A1" office:value-type="string">
            <text:p text:style-name="P12">Adr. IP</text:p>
            <text:p text:style-name="P12">destinataire</text:p>
          </table:table-cell>
          <table:table-cell table:style-name="Tableau5.A1" office:value-type="string">
            <text:p text:style-name="P12">Port source</text:p>
          </table:table-cell>
          <table:table-cell table:style-name="Tableau5.A1" office:value-type="string">
            <text:p text:style-name="P12">Port dest.</text:p>
          </table:table-cell>
          <table:table-cell table:style-name="Tableau5.G1" office:value-type="string">
            <text:p text:style-name="P12">Type de paquet</text:p>
            <text:p text:style-name="P12">DHCP</text:p>
          </table:table-cell>
        </table:table-row>
        <table:table-row table:style-name="Tableau5.1">
          <table:table-cell table:style-name="Tableau5.A1" office:value-type="string">
            <text:p text:style-name="P13"/>
          </table:table-cell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3"/>
          </table:table-cell>
          <table:table-cell table:style-name="Tableau5.G1" office:value-type="string">
            <text:p text:style-name="P3"/>
          </table:table-cell>
        </table:table-row>
        <table:table-row table:style-name="Tableau5.1"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3"/>
          </table:table-cell>
          <table:table-cell table:style-name="Tableau5.G1" office:value-type="string">
            <text:p text:style-name="P3"/>
          </table:table-cell>
        </table:table-row>
      </table:table>
      <text:p text:style-name="P2"><text:soft-page-break/></text:p>
      <text:p text:style-name="P2">Sur l<text:span text:style-name="T38">e</text:span> serveur <text:span text:style-name="T38">ayant fourni l’adresse au client</text:span>, arrêtez le service DHCP.</text:p>
      <text:p text:style-name="P2">Sur le client, arrêtez et relancez <text:span text:style-name="T10">dhclient</text:span>.</text:p>
      <text:p text:style-name="P17">Observez le trafic depuis le client :</text:p>
      <text:p text:style-name="P17"/>
      <table:table table:name="Tableau6" table:style-name="Tableau6">
        <table:table-column table:style-name="Tableau6.A" table:number-columns-repeated="2"/>
        <table:table-column table:style-name="Tableau6.C" table:number-columns-repeated="2"/>
        <table:table-column table:style-name="Tableau6.E" table:number-columns-repeated="2"/>
        <table:table-column table:style-name="Tableau6.G"/>
        <table:table-row table:style-name="Tableau6.1">
          <table:table-cell table:style-name="Tableau6.A1" office:value-type="string">
            <text:p text:style-name="P12">Adr. MAC</text:p>
            <text:p text:style-name="P12">émetteur</text:p>
          </table:table-cell>
          <table:table-cell table:style-name="Tableau6.A1" office:value-type="string">
            <text:p text:style-name="P12">Adr. MAC</text:p>
            <text:p text:style-name="P12">destinataire</text:p>
          </table:table-cell>
          <table:table-cell table:style-name="Tableau6.A1" office:value-type="string">
            <text:p text:style-name="P12">Adr. IP</text:p>
            <text:p text:style-name="P12">émetteur</text:p>
          </table:table-cell>
          <table:table-cell table:style-name="Tableau6.A1" office:value-type="string">
            <text:p text:style-name="P12">Adr. IP</text:p>
            <text:p text:style-name="P12">destinataire</text:p>
          </table:table-cell>
          <table:table-cell table:style-name="Tableau6.A1" office:value-type="string">
            <text:p text:style-name="P12">Port source</text:p>
          </table:table-cell>
          <table:table-cell table:style-name="Tableau6.A1" office:value-type="string">
            <text:p text:style-name="P12">Port dest.</text:p>
          </table:table-cell>
          <table:table-cell table:style-name="Tableau6.G1" office:value-type="string">
            <text:p text:style-name="P12">Type de paquet</text:p>
            <text:p text:style-name="P12">DHCP</text:p>
          </table:table-cell>
        </table:table-row>
        <table:table-row table:style-name="Tableau6.1">
          <table:table-cell table:style-name="Tableau6.A1" office:value-type="string">
            <text:p text:style-name="P1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G1" office:value-type="string">
            <text:p text:style-name="P3"/>
          </table:table-cell>
        </table:table-row>
        <table:table-row table:style-name="Tableau6.1"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G1" office:value-type="string">
            <text:p text:style-name="P3"/>
          </table:table-cell>
        </table:table-row>
        <table:table-row table:style-name="Tableau6.1"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G1" office:value-type="string">
            <text:p text:style-name="P3"/>
          </table:table-cell>
        </table:table-row>
        <table:table-row table:style-name="Tableau6.1"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G1" office:value-type="string">
            <text:p text:style-name="P3"/>
          </table:table-cell>
        </table:table-row>
        <table:table-row table:style-name="Tableau6.1"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G1" office:value-type="string">
            <text:p text:style-name="P3"/>
          </table:table-cell>
        </table:table-row>
        <table:table-row table:style-name="Tableau6.1"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G1" office:value-type="string">
            <text:p text:style-name="P3"/>
          </table:table-cell>
        </table:table-row>
        <table:table-row table:style-name="Tableau6.1"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  <table:table-cell table:style-name="Tableau6.G1" office:value-type="string">
            <text:p text:style-name="P3"/>
          </table:table-cell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(Utiliser une police de caractè" svg:font-family="'(Utiliser une police de caractè', 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6cm" style:writing-mode="lr-tb"/>
      <style:text-properties style:use-window-font-color="true" style:font-name="Liberation Serif" fo:font-size="12pt" fo:language="fr" fo:country="FR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>
        <style:tab-stops>
          <style:tab-stop style:position="12.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>
        <style:tab-stops/>
      </style:paragraph-properties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161cm" fo:margin-right="0cm" fo:text-align="start" style:justify-single-word="false" fo:text-indent="-0.891cm" style:auto-text-indent="false" fo:keep-with-next="always"/>
      <style:text-properties fo:font-weight="bold" style:font-name-asian="MS Mincho" style:font-family-asian="'MS Mincho', 'ＭＳ 明朝'" style:font-family-generic-asian="modern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ode" style:family="paragraph" style:parent-style-name="Standard">
      <style:paragraph-properties fo:text-align="start" style:justify-single-word="false" fo:padding-left="0.141cm" fo:padding-right="0.141cm" fo:padding-top="0.035cm" fo:padding-bottom="0.035cm" fo:border="0.51pt solid #000000"/>
      <style:text-properties style:font-name="Courier New" fo:font-family="'Courier New'" style:font-family-generic="modern" fo:font-size="9pt" fo:language="en" fo:country="GB" style:font-size-asian="9pt" style:font-name-complex="Courier New" style:font-family-complex="'Courier New'" style:font-family-generic-complex="modern" style:font-size-complex="9pt"/>
    </style:style>
    <style:style style:name="points" style:family="paragraph" style:parent-style-name="Standard" style:list-style-name="WW8Num11"/>
    <style:style style:name="Kat" style:family="paragraph" style:parent-style-name="Standard">
      <style:paragraph-properties fo:line-height="134%"/>
      <style:text-properties style:font-name="Garamond" fo:font-family="Garamond" style:font-family-generic="roman" style:font-pitch="variable" fo:font-size="8.5pt" style:text-underline-style="solid" style:text-underline-type="double" style:text-underline-width="auto" style:text-underline-color="#ff0000" fo:font-weight="bold" style:font-size-asian="8.5pt" style:font-weight-asian="bold" style:font-name-complex="Garamond" style:font-family-complex="Garamond" style:font-family-generic-complex="roman" style:font-pitch-complex="variable" style:font-size-complex="8.5pt" style:font-style-complex="italic"/>
    </style:style>
    <style:style style:name="Titre1CV" style:family="paragraph" style:parent-style-name="Heading_20_1" style:default-outline-level="" style:list-style-name="">
      <style:text-properties fo:font-size="14pt" fo:language="en" fo:country="US" style:font-size-asian="14pt"/>
    </style:style>
    <style:style style:name="ContenuCV" style:family="paragraph" style:parent-style-name="Standard">
      <style:paragraph-properties fo:margin-left="2.501cm" fo:margin-right="0cm" fo:text-indent="-1.251cm" style:auto-text-indent="false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EnumHermes" style:family="paragraph" style:parent-style-name="Standard" style:list-style-name="WW8Num9">
      <style:paragraph-properties fo:line-height="0.459cm" style:text-autospace="none" style:punctuation-wrap="simple" style:vertical-align="baseline"/>
      <style:text-properties fo:font-size="10pt" fo:letter-spacing="0.007cm" style:font-size-asian="10pt"/>
    </style:style>
    <style:style style:name="Titre0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Style2" style:family="paragraph" style:parent-style-name="Standard" style:list-style-name="WW8Num5"/>
    <style:style style:name="Header" style:family="paragraph" style:parent-style-name="Standard" style:class="extra">
      <style:paragraph-properties>
        <style:tab-stops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" style:family="paragraph">
      <style:paragraph-properties fo:orphans="0" fo:widows="0" style:text-autospace="none"/>
      <style:text-properties fo:color="#000000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M6" style:family="paragraph" style:parent-style-name="Default" style:next-style-name="Default">
      <style:paragraph-properties fo:margin-top="0cm" fo:margin-bottom="0.605cm" loext:contextual-spacing="false"/>
      <style:text-properties fo:color="#000000"/>
    </style:style>
    <style:style style:name="CM1" style:family="paragraph" style:parent-style-name="Default" style:next-style-name="Default">
      <style:text-properties fo:color="#000000"/>
    </style:style>
    <style:style style:name="CM7" style:family="paragraph" style:parent-style-name="Default" style:next-style-name="Default">
      <style:paragraph-properties fo:margin-top="0cm" fo:margin-bottom="0.182cm" loext:contextual-spacing="false"/>
      <style:text-properties fo:color="#000000"/>
    </style:style>
    <style:style style:name="CM5" style:family="paragraph" style:parent-style-name="Default" style:next-style-name="Default">
      <style:paragraph-properties style:line-height-at-least="0.487cm"/>
      <style:text-properties fo:color="#000000"/>
    </style:style>
    <style:style style:name="Entete" style:family="paragraph" style:parent-style-name="Standard">
      <style:paragraph-properties>
        <style:tab-stops>
          <style:tab-stop style:position="17.11cm" style:type="right"/>
        </style:tab-stops>
      </style:paragraph-properties>
    </style:style>
    <style:style style:name="TiTRE" style:family="paragraph" style:parent-style-name="Standard">
      <style:paragraph-properties fo:margin-left="1.905cm" fo:margin-right="0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>
        <style:tab-stops/>
      </style:paragraph-properties>
    </style:style>
    <style:style style:name="Solution" style:family="paragraph" style:parent-style-name="Standard">
      <style:text-properties style:font-name="(Utiliser une police de caractè" fo:font-family="'(Utiliser une police de caractè', 'Times New Roman'" style:font-family-generic="roman" fo:font-style="italic" style:font-style-asian="italic" style:font-name-complex="(Utiliser une police de caractè" style:font-family-complex="'(Utiliser une police de caractè', 'Times New Roman'" style:font-family-generic-complex="roman"/>
    </style:style>
    <style:style style:name="CM8" style:family="paragraph" style:parent-style-name="Default" style:next-style-name="Default">
      <style:paragraph-properties fo:margin-top="0cm" fo:margin-bottom="0.508cm" loext:contextual-spacing="false"/>
      <style:text-properties fo:color="#000000"/>
    </style:style>
    <style:style style:name="CM4" style:family="paragraph" style:parent-style-name="Default" style:next-style-name="Default">
      <style:paragraph-properties style:line-height-at-least="0.443cm"/>
      <style:text-properties fo:color="#000000"/>
    </style:style>
    <style:style style:name="CM9" style:family="paragraph" style:parent-style-name="Default" style:next-style-name="Default">
      <style:paragraph-properties fo:margin-top="0cm" fo:margin-bottom="0.203cm" loext:contextual-spacing="false"/>
      <style:text-properties fo:color="#000000"/>
    </style:style>
    <style:style style:name="commande" style:family="paragraph" style:parent-style-name="Standard">
      <style:paragraph-properties fo:margin-left="0cm" fo:margin-right="0cm" fo:margin-top="0.212cm" fo:margin-bottom="0.212cm" loext:contextual-spacing="false" fo:text-indent="1.50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Question" style:family="paragraph" style:parent-style-name="Entete" style:list-style-name="WW8Num8"/>
    <style:style style:name="Style_20_Courier_20__28_Latin_29__20_9_20_pt_20_Encadrement_20__3a__20__28_Simple_20_Automatique_20__20_0..." style:display-name="Style Courier (Latin) 9 pt Encadrement : (Simple Automatique  0..." style:family="paragraph" style:parent-style-name="Standard">
      <style:paragraph-properties fo:text-align="start" style:justify-single-word="false" fo:padding-left="0.141cm" fo:padding-right="0.141cm" fo:padding-top="0.035cm" fo:padding-bottom="0.035cm" fo:border="0.51pt solid #000000">
        <style:tab-stops/>
      </style:paragraph-properties>
      <style:text-properties style:font-name="Courier" fo:font-family="Courier" style:font-family-generic="modern" fo:font-size="10pt" style:font-size-asian="10pt" style:font-name-complex="Courier" style:font-family-complex="Courier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fo:font-style="normal" fo:font-weight="normal" style:font-style-asian="normal" style:font-weight-asian="normal" style:font-name-complex="Wingdings" style:font-family-complex="Wingdings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" fo:font-family="Arial" style:font-family-generic="swiss" style:font-pitch="variable" style:language-asian="en" style:country-asian="US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fo:language="en" fo:country="GB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texhtml1" style:family="text" style:parent-style-name="Police_20_par_20_défaut">
      <style:text-properties fo:font-size="15pt" style:font-size-asian="15pt" style:font-size-complex="15pt"/>
    </style:style>
    <style:style style:name="commande_20_Car" style:display-name="commande Car" style:family="text" style:parent-style-name="Police_20_par_20_défaut">
      <style:text-properties style:font-name="Arial" fo:font-family="Arial" style:font-family-generic="swiss" style:font-pitch="variable" fo:language="fr" fo:country="FR" style:font-name-complex="Arial" style:font-family-complex="Arial" style:font-family-generic-complex="swiss" style:font-pitch-complex="variable" style:language-complex="ar" style:country-complex="SA"/>
    </style:style>
    <style:style style:name="texteArial" style:family="text" style:parent-style-name="Police_20_par_20_défau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Cmd" style:family="text" style:parent-style-name="Police_20_par_20_défau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text:style-name="WW8Num2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2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text:style-name="WW8Num2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text:style-name="WW8Num2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text:style-name="WW8Num2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text:style-name="WW8Num2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text:style-name="WW8Num2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  <style:text-properties style:font-name="Wingdings"/>
      </text:list-level-style-bullet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prefix="Article " style:num-suffix="." style:num-format="I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text:style-name="WW8Num19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3" text:style-name="WW8Num19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text:style-name="WW8Num19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9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9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9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0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0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text:style-name="WW8Num21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text:style-name="WW8Num21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text:style-name="WW8Num21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text:style-name="WW8Num21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text:style-name="WW8Num21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text:style-name="WW8Num21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text:style-name="WW8Num21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2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2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2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5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5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5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5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6</text:page-number></text:span></text:p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UT Bordeaux I</dc:title>
    <meta:initial-creator>felix</meta:initial-creator>
    <meta:creation-date>2010-01-31T17:03:00</meta:creation-date>
    <dc:date>2018-10-12T09:07:37.039571128</dc:date>
    <meta:print-date>2015-10-16T18:24:00</meta:print-date>
    <meta:editing-cycles>558</meta:editing-cycles>
    <meta:editing-duration>P1DT6H3M30S</meta:editing-duration>
    <meta:generator>LibreOffice/5.1.6.2$Linux_X86_64 LibreOffice_project/10m0$Build-2</meta:generator>
    <meta:document-statistic meta:table-count="8" meta:image-count="0" meta:object-count="0" meta:page-count="6" meta:paragraph-count="178" meta:word-count="1374" meta:character-count="8531" meta:non-whitespace-character-count="7329"/>
  </office:meta>
</office:document-meta>
</file>